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a, м</text:p>
          </table:table-cell>
          <table:table-cell office:value-type="string" calcext:value-type="string">
            <text:p>x ц, 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n, с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g, м/с^2</text:p>
          </table:table-cell>
          <table:table-cell office:value-type="string" calcext:value-type="string">
            <text:p>L^2 <text:s/>/ 12 + a^2</text:p>
          </table:table-cell>
          <table:table-cell office:value-type="string" calcext:value-type="string">
            <text:p>m пр, кг</text:p>
          </table:table-cell>
          <table:table-cell office:value-type="string" calcext:value-type="string">
            <text:p>m <text:s/>ст, кг</text:p>
          </table:table-cell>
          <table:table-cell table:style-name="ce1" office:value-type="string" calcext:value-type="string">
            <text:p>l, м</text:p>
          </table:table-cell>
          <table:table-cell office:value-type="string" calcext:value-type="string">
            <text:p>m груз, к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,28</text:p>
          </table:table-cell>
          <table:table-cell office:value-type="float" office:value="0.217" calcext:value-type="float">
            <text:p>0,217</text:p>
          </table:table-cell>
          <table:table-cell office:value-type="float" office:value="20" calcext:value-type="float">
            <text:p>20</text:p>
          </table:table-cell>
          <table:table-cell office:value-type="float" office:value="33.62" calcext:value-type="float">
            <text:p>33,62</text:p>
          </table:table-cell>
          <table:table-cell table:formula="of:=[.E2]/[.D2]" office:value-type="float" office:value="1.681" calcext:value-type="float">
            <text:p>1,681</text:p>
          </table:table-cell>
          <table:table-cell table:formula="of:= [.$H$2] * (4*3.14*3.14/[.F2]/[.F2]) / (1 + [.$I$2]/[.$J$2]) / [.C2]" office:value-type="float" office:value="9.54502256447252" calcext:value-type="float">
            <text:p>9,54502256447252</text:p>
          </table:table-cell>
          <table:table-cell table:formula="of:= ([.$K$2] * [.$K$2] / 12) + ([.B2] * [.B2])" office:value-type="float" office:value="0.161068" calcext:value-type="float">
            <text:p>0,161068</text:p>
          </table:table-cell>
          <table:table-cell office:value-type="float" office:value="0.076" calcext:value-type="float">
            <text:p>0,076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996" calcext:value-type="float">
            <text:p>0,996</text:p>
          </table:table-cell>
          <table:table-cell office:value-type="float" office:value="0.3159" calcext:value-type="float">
            <text:p>0,3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2" calcext:value-type="float">
            <text:p>0,242</text:p>
          </table:table-cell>
          <table:table-cell office:value-type="float" office:value="0.221" calcext:value-type="float">
            <text:p>0,221</text:p>
          </table:table-cell>
          <table:table-cell office:value-type="float" office:value="20" calcext:value-type="float">
            <text:p>20</text:p>
          </table:table-cell>
          <table:table-cell office:value-type="float" office:value="31.81" calcext:value-type="float">
            <text:p>31,81</text:p>
          </table:table-cell>
          <table:table-cell table:formula="of:=[.E3]/[.D3]" office:value-type="float" office:value="1.5905" calcext:value-type="float">
            <text:p>1,5905</text:p>
          </table:table-cell>
          <table:table-cell table:formula="of:= [.$H$2] * (4*3.14*3.14/[.F3]/[.F3]) / (1 + [.$I$2]/[.$J$2]) / [.C3]" office:value-type="float" office:value="10.4691759676651" calcext:value-type="float">
            <text:p>10,4691759676651</text:p>
          </table:table-cell>
          <table:table-cell table:formula="of:= ([.$K$2] * [.$K$2] / 12) + ([.B3] * [.B3])" office:value-type="float" office:value="0.141232" calcext:value-type="float">
            <text:p>0,1412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3" calcext:value-type="float">
            <text:p>0,253</text:p>
          </table:table-cell>
          <table:table-cell office:value-type="float" office:value="0.234" calcext:value-type="float">
            <text:p>0,234</text:p>
          </table:table-cell>
          <table:table-cell office:value-type="float" office:value="20" calcext:value-type="float">
            <text:p>20</text:p>
          </table:table-cell>
          <table:table-cell office:value-type="float" office:value="32.67" calcext:value-type="float">
            <text:p>32,67</text:p>
          </table:table-cell>
          <table:table-cell table:formula="of:=[.E4]/[.D4]" office:value-type="float" office:value="1.6335" calcext:value-type="float">
            <text:p>1,6335</text:p>
          </table:table-cell>
          <table:table-cell table:formula="of:= [.$H$2] * (4*3.14*3.14/[.F4]/[.F4]) / (1 + [.$I$2]/[.$J$2]) / [.C4]" office:value-type="float" office:value="9.37384968538278" calcext:value-type="float">
            <text:p>9,37384968538278</text:p>
          </table:table-cell>
          <table:table-cell table:formula="of:= ([.$K$2] * [.$K$2] / 12) + ([.B4] * [.B4])" office:value-type="float" office:value="0.146677" calcext:value-type="float">
            <text:p>0,1466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7" calcext:value-type="float">
            <text:p>0,267</text:p>
          </table:table-cell>
          <table:table-cell office:value-type="float" office:value="0.248" calcext:value-type="float">
            <text:p>0,248</text:p>
          </table:table-cell>
          <table:table-cell office:value-type="float" office:value="20" calcext:value-type="float">
            <text:p>20</text:p>
          </table:table-cell>
          <table:table-cell office:value-type="float" office:value="30.95" calcext:value-type="float">
            <text:p>30,95</text:p>
          </table:table-cell>
          <table:table-cell table:formula="of:=[.E5]/[.D5]" office:value-type="float" office:value="1.5475" calcext:value-type="float">
            <text:p>1,5475</text:p>
          </table:table-cell>
          <table:table-cell table:formula="of:= [.$H$2] * (4*3.14*3.14/[.F5]/[.F5]) / (1 + [.$I$2]/[.$J$2]) / [.C5]" office:value-type="float" office:value="9.855056623594" calcext:value-type="float">
            <text:p>9,855056623594</text:p>
          </table:table-cell>
          <table:table-cell table:formula="of:= ([.$K$2] * [.$K$2] / 12) + ([.B5] * [.B5])" office:value-type="float" office:value="0.153957" calcext:value-type="float">
            <text:p>0,1539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9" calcext:value-type="float">
            <text:p>0,249</text:p>
          </table:table-cell>
          <table:table-cell office:value-type="float" office:value="0.232" calcext:value-type="float">
            <text:p>0,232</text:p>
          </table:table-cell>
          <table:table-cell office:value-type="float" office:value="20" calcext:value-type="float">
            <text:p>20</text:p>
          </table:table-cell>
          <table:table-cell office:value-type="float" office:value="31.38" calcext:value-type="float">
            <text:p>31,38</text:p>
          </table:table-cell>
          <table:table-cell table:formula="of:=[.E6]/[.D6]" office:value-type="float" office:value="1.569" calcext:value-type="float">
            <text:p>1,569</text:p>
          </table:table-cell>
          <table:table-cell table:formula="of:= [.$H$2] * (4*3.14*3.14/[.F6]/[.F6]) / (1 + [.$I$2]/[.$J$2]) / [.C6]" office:value-type="float" office:value="10.2479795021297" calcext:value-type="float">
            <text:p>10,2479795021297</text:p>
          </table:table-cell>
          <table:table-cell table:formula="of:= ([.$K$2] * [.$K$2] / 12) + ([.B6] * [.B6])" office:value-type="float" office:value="0.144669" calcext:value-type="float">
            <text:p>0,14466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6" calcext:value-type="float">
            <text:p>0,256</text:p>
          </table:table-cell>
          <table:table-cell office:value-type="float" office:value="0.237" calcext:value-type="float">
            <text:p>0,237</text:p>
          </table:table-cell>
          <table:table-cell office:value-type="float" office:value="20" calcext:value-type="float">
            <text:p>20</text:p>
          </table:table-cell>
          <table:table-cell office:value-type="float" office:value="32.46" calcext:value-type="float">
            <text:p>32,46</text:p>
          </table:table-cell>
          <table:table-cell table:formula="of:=[.E7]/[.D7]" office:value-type="float" office:value="1.623" calcext:value-type="float">
            <text:p>1,623</text:p>
          </table:table-cell>
          <table:table-cell table:formula="of:= [.$H$2] * (4*3.14*3.14/[.F7]/[.F7]) / (1 + [.$I$2]/[.$J$2]) / [.C7]" office:value-type="float" office:value="9.37533369520284" calcext:value-type="float">
            <text:p>9,37533369520284</text:p>
          </table:table-cell>
          <table:table-cell table:formula="of:= ([.$K$2] * [.$K$2] / 12) + ([.B7] * [.B7])" office:value-type="float" office:value="0.148204" calcext:value-type="float">
            <text:p>0,1482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44" calcext:value-type="float">
            <text:p>0,244</text:p>
          </table:table-cell>
          <table:table-cell office:value-type="float" office:value="20" calcext:value-type="float">
            <text:p>20</text:p>
          </table:table-cell>
          <table:table-cell office:value-type="float" office:value="31.21" calcext:value-type="float">
            <text:p>31,21</text:p>
          </table:table-cell>
          <table:table-cell table:formula="of:=[.E8]/[.D8]" office:value-type="float" office:value="1.5605" calcext:value-type="float">
            <text:p>1,5605</text:p>
          </table:table-cell>
          <table:table-cell table:formula="of:= [.$H$2] * (4*3.14*3.14/[.F8]/[.F8]) / (1 + [.$I$2]/[.$J$2]) / [.C8]" office:value-type="float" office:value="9.85041998974144" calcext:value-type="float">
            <text:p>9,85041998974144</text:p>
          </table:table-cell>
          <table:table-cell table:formula="of:= ([.$K$2] * [.$K$2] / 12) + ([.B8] * [.B8])" office:value-type="float" office:value="0.151837" calcext:value-type="float">
            <text:p>0,1518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7" calcext:value-type="float">
            <text:p>0,247</text:p>
          </table:table-cell>
          <table:table-cell office:value-type="float" office:value="0.229" calcext:value-type="float">
            <text:p>0,229</text:p>
          </table:table-cell>
          <table:table-cell office:value-type="float" office:value="20" calcext:value-type="float">
            <text:p>20</text:p>
          </table:table-cell>
          <table:table-cell office:value-type="float" office:value="31.96" calcext:value-type="float">
            <text:p>31,96</text:p>
          </table:table-cell>
          <table:table-cell table:formula="of:=[.E9]/[.D9]" office:value-type="float" office:value="1.598" calcext:value-type="float">
            <text:p>1,598</text:p>
          </table:table-cell>
          <table:table-cell table:formula="of:= [.$H$2] * (4*3.14*3.14/[.F9]/[.F9]) / (1 + [.$I$2]/[.$J$2]) / [.C9]" office:value-type="float" office:value="10.0088248149944" calcext:value-type="float">
            <text:p>10,0088248149944</text:p>
          </table:table-cell>
          <table:table-cell table:formula="of:= ([.$K$2] * [.$K$2] / 12) + ([.B9] * [.B9])" office:value-type="float" office:value="0.143677" calcext:value-type="float">
            <text:p>0,14367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y, м</text:p>
          </table:table-cell>
          <table:table-cell office:value-type="string" calcext:value-type="string">
            <text:p>x ц, 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n, с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g, м/с^2</text:p>
          </table:table-cell>
          <table:table-cell office:value-type="string" calcext:value-type="string">
            <text:p>I_0</text:p>
          </table:table-cell>
          <table:table-cell table:number-columns-repeated="2"/>
          <table:table-cell office:value-type="string" calcext:value-type="string">
            <text:p>a, м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,392</text:p>
          </table:table-cell>
          <table:table-cell office:value-type="float" office:value="0.261" calcext:value-type="float">
            <text:p>0,261</text:p>
          </table:table-cell>
          <table:table-cell office:value-type="float" office:value="20" calcext:value-type="float">
            <text:p>20</text:p>
          </table:table-cell>
          <table:table-cell office:value-type="float" office:value="31.64" calcext:value-type="float">
            <text:p>31,64</text:p>
          </table:table-cell>
          <table:table-cell table:formula="of:=[.E12]/[.D12]" office:value-type="float" office:value="1.582" calcext:value-type="float">
            <text:p>1,582</text:p>
          </table:table-cell>
          <table:table-cell table:formula="of:=(4*3.14*3.14/[.F12]/[.F12])/([.$L$2]*[.$J$2])*([.H12] + [.$L$2]*[.B12]*[.B12])" office:value-type="float" office:value="9.69146658515641" calcext:value-type="float">
            <text:p>9,69146658515641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2"/>
          <table:table-cell office:value-type="float" office:value="0.239" calcext:value-type="float">
            <text:p>0,2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,437</text:p>
          </table:table-cell>
          <table:table-cell office:value-type="float" office:value="0.274" calcext:value-type="float">
            <text:p>0,274</text:p>
          </table:table-cell>
          <table:table-cell office:value-type="float" office:value="20" calcext:value-type="float">
            <text:p>20</text:p>
          </table:table-cell>
          <table:table-cell office:value-type="float" office:value="31.91" calcext:value-type="float">
            <text:p>31,91</text:p>
          </table:table-cell>
          <table:table-cell table:formula="of:=[.E13]/[.D13]" office:value-type="float" office:value="1.5955" calcext:value-type="float">
            <text:p>1,5955</text:p>
          </table:table-cell>
          <table:table-cell table:formula="of:=(4*3.14*3.14/[.F13]/[.F13])/([.$L$2]*[.$J$2])*([.H13] + [.$L$2]*[.B13]*[.B13])" office:value-type="float" office:value="10.1769581573115" calcext:value-type="float">
            <text:p>10,1769581573115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" calcext:value-type="float">
            <text:p>0,496</text:p>
          </table:table-cell>
          <table:table-cell office:value-type="float" office:value="0.289" calcext:value-type="float">
            <text:p>0,289</text:p>
          </table:table-cell>
          <table:table-cell office:value-type="float" office:value="20" calcext:value-type="float">
            <text:p>20</text:p>
          </table:table-cell>
          <table:table-cell office:value-type="float" office:value="33.74" calcext:value-type="float">
            <text:p>33,74</text:p>
          </table:table-cell>
          <table:table-cell table:formula="of:=[.E14]/[.D14]" office:value-type="float" office:value="1.687" calcext:value-type="float">
            <text:p>1,687</text:p>
          </table:table-cell>
          <table:table-cell table:formula="of:=(4*3.14*3.14/[.F14]/[.F14])/([.$L$2]*[.$J$2])*([.H14] + [.$L$2]*[.B14]*[.B14])" office:value-type="float" office:value="9.95926776309826" calcext:value-type="float">
            <text:p>9,95926776309826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6" calcext:value-type="float">
            <text:p>0,606</text:p>
          </table:table-cell>
          <table:table-cell office:value-type="float" office:value="0.315" calcext:value-type="float">
            <text:p>0,315</text:p>
          </table:table-cell>
          <table:table-cell office:value-type="float" office:value="20" calcext:value-type="float">
            <text:p>20</text:p>
          </table:table-cell>
          <table:table-cell office:value-type="float" office:value="37.05" calcext:value-type="float">
            <text:p>37,05</text:p>
          </table:table-cell>
          <table:table-cell table:formula="of:=[.E15]/[.D15]" office:value-type="float" office:value="1.8525" calcext:value-type="float">
            <text:p>1,8525</text:p>
          </table:table-cell>
          <table:table-cell table:formula="of:=(4*3.14*3.14/[.F15]/[.F15])/([.$L$2]*[.$J$2])*([.H15] + [.$L$2]*[.B15]*[.B15])" office:value-type="float" office:value="9.82311664909306" calcext:value-type="float">
            <text:p>9,82311664909306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9" calcext:value-type="float">
            <text:p>0,579</text:p>
          </table:table-cell>
          <table:table-cell office:value-type="float" office:value="0.31" calcext:value-type="float">
            <text:p>0,31</text:p>
          </table:table-cell>
          <table:table-cell office:value-type="float" office:value="20" calcext:value-type="float">
            <text:p>20</text:p>
          </table:table-cell>
          <table:table-cell office:value-type="float" office:value="36.64" calcext:value-type="float">
            <text:p>36,64</text:p>
          </table:table-cell>
          <table:table-cell table:formula="of:=[.E16]/[.D16]" office:value-type="float" office:value="1.832" calcext:value-type="float">
            <text:p>1,832</text:p>
          </table:table-cell>
          <table:table-cell table:formula="of:=(4*3.14*3.14/[.F16]/[.F16])/([.$L$2]*[.$J$2])*([.H16] + [.$L$2]*[.B16]*[.B16])" office:value-type="float" office:value="9.62213097319046" calcext:value-type="float">
            <text:p>9,62213097319046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" calcext:value-type="float">
            <text:p>0,56</text:p>
          </table:table-cell>
          <table:table-cell office:value-type="float" office:value="0.303" calcext:value-type="float">
            <text:p>0,303</text:p>
          </table:table-cell>
          <table:table-cell office:value-type="float" office:value="20" calcext:value-type="float">
            <text:p>20</text:p>
          </table:table-cell>
          <table:table-cell office:value-type="float" office:value="35.22" calcext:value-type="float">
            <text:p>35,22</text:p>
          </table:table-cell>
          <table:table-cell table:formula="of:=[.E17]/[.D17]" office:value-type="float" office:value="1.761" calcext:value-type="float">
            <text:p>1,761</text:p>
          </table:table-cell>
          <table:table-cell table:formula="of:=(4*3.14*3.14/[.F17]/[.F17])/([.$L$2]*[.$J$2])*([.H17] + [.$L$2]*[.B17]*[.B17])" office:value-type="float" office:value="10.1047055656829" calcext:value-type="float">
            <text:p>10,1047055656829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" calcext:value-type="float">
            <text:p>0,53</text:p>
          </table:table-cell>
          <table:table-cell office:value-type="float" office:value="0.296" calcext:value-type="float">
            <text:p>0,296</text:p>
          </table:table-cell>
          <table:table-cell office:value-type="float" office:value="20" calcext:value-type="float">
            <text:p>20</text:p>
          </table:table-cell>
          <table:table-cell office:value-type="float" office:value="34.33" calcext:value-type="float">
            <text:p>34,33</text:p>
          </table:table-cell>
          <table:table-cell table:formula="of:=[.E18]/[.D18]" office:value-type="float" office:value="1.7165" calcext:value-type="float">
            <text:p>1,7165</text:p>
          </table:table-cell>
          <table:table-cell table:formula="of:=(4*3.14*3.14/[.F18]/[.F18])/([.$L$2]*[.$J$2])*([.H18] + [.$L$2]*[.B18]*[.B18])" office:value-type="float" office:value="10.144063467451" calcext:value-type="float">
            <text:p>10,144063467451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6" calcext:value-type="float">
            <text:p>0,596</text:p>
          </table:table-cell>
          <table:table-cell office:value-type="float" office:value="0.306" calcext:value-type="float">
            <text:p>0,306</text:p>
          </table:table-cell>
          <table:table-cell office:value-type="float" office:value="20" calcext:value-type="float">
            <text:p>20</text:p>
          </table:table-cell>
          <table:table-cell office:value-type="float" office:value="36.61" calcext:value-type="float">
            <text:p>36,61</text:p>
          </table:table-cell>
          <table:table-cell table:formula="of:=[.E19]/[.D19]" office:value-type="float" office:value="1.8305" calcext:value-type="float">
            <text:p>1,8305</text:p>
          </table:table-cell>
          <table:table-cell table:formula="of:=(4*3.14*3.14/[.F19]/[.F19])/([.$L$2]*[.$J$2])*([.H19] + [.$L$2]*[.B19]*[.B19])" office:value-type="float" office:value="9.90183567850013" calcext:value-type="float">
            <text:p>9,90183567850013</text:p>
          </table:table-cell>
          <table:table-cell table:formula="of:= ([.$J$2] * [.$K$2] * [.$K$2] / 12) + ([.$J$2] * [.$K$12] * [.$K$12])" office:value-type="float" office:value="0.1245240412" calcext:value-type="float">
            <text:p>0,12452404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0:50:32.077469546</meta:creation-date>
    <meta:generator>LibreOffice/7.5.2.2$Linux_X86_64 LibreOffice_project/50$Build-2</meta:generator>
    <dc:date>2023-09-29T11:51:47.029517621</dc:date>
    <meta:editing-duration>PT1H1M15S</meta:editing-duration>
    <meta:editing-cycles>2</meta:editing-cycles>
    <meta:document-statistic meta:table-count="1" meta:cell-count="154" meta:object-count="0"/>
  </office:meta>
</office:document-meta>
</file>